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22f3"/>
    </style:style>
    <style:style style:name="P2" style:family="paragraph" style:parent-style-name="Standard">
      <style:paragraph-properties fo:text-align="center" style:justify-single-word="false"/>
      <style:text-properties officeooo:paragraph-rsid="001f22f3"/>
    </style:style>
    <style:style style:name="P3" style:family="paragraph" style:parent-style-name="Standard">
      <style:text-properties officeooo:rsid="0020026a" officeooo:paragraph-rsid="0020026a"/>
    </style:style>
    <style:style style:name="P4" style:family="paragraph" style:parent-style-name="Standard">
      <style:text-properties officeooo:rsid="002014f9" officeooo:paragraph-rsid="002014f9"/>
    </style:style>
    <style:style style:name="P5" style:family="paragraph" style:parent-style-name="Standard">
      <style:text-properties officeooo:paragraph-rsid="002014f9"/>
    </style:style>
    <style:style style:name="P6" style:family="paragraph" style:parent-style-name="Standard">
      <style:text-properties officeooo:rsid="00217d2d" officeooo:paragraph-rsid="00217d2d"/>
    </style:style>
    <style:style style:name="T1" style:family="text">
      <style:text-properties officeooo:rsid="0020026a"/>
    </style:style>
    <style:style style:name="T2" style:family="text">
      <style:text-properties officeooo:rsid="002014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ales – <text:span text:style-name="T1">R</text:span>ainmaker</text:p>
      <text:p text:style-name="P2"/>
      <text:p text:style-name="P3">Positions for Vice President, President, Secretary, <text:span text:style-name="T2">and Representatives </text:span>Available</text:p>
      <text:p text:style-name="P1"/>
      <text:p text:style-name="P5"><text:span text:style-name="T2">The ideal candidates should be confident and persistent individuals. They should be able to convince prospects to try and buy new products. They should be passionate about raising the number of daily conversions from prospect to client.</text:span></text:p>
      <text:p text:style-name="P4"/>
      <text:p text:style-name="P5">Core responsibilities of a startup VP of Sales:</text:p>
      <text:p text:style-name="P5"/>
      <text:p text:style-name="P5">Prospecting and closing sales</text:p>
      <text:p text:style-name="P5">Creating and defining a sales strategy, process and tactics</text:p>
      <text:p text:style-name="P5">Recruiting, training and managing sales reps</text:p>
      <text:p text:style-name="P5">Advising sales reps on their current deals and helping them problem solve</text:p>
      <text:p text:style-name="P6"/>
      <text:p text:style-name="P6">Ability to manage and train sales reps to reach their targets</text:p>
      <text:p text:style-name="P6">Know how to take advantage of the company’s sales funnel</text:p>
      <text:p text:style-name="P6"/>
      <text:p text:style-name="P5"><text:span text:style-name="T2">Should have many soft skill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7:04:59.147124079</meta:creation-date>
    <dc:date>2021-02-09T17:55:04.022701633</dc:date>
    <meta:editing-duration>PT7M45S</meta:editing-duration>
    <meta:editing-cycles>1</meta:editing-cycles>
    <meta:generator>LibreOffice/6.4.6.2$Linux_X86_64 LibreOffice_project/40$Build-2</meta:generator>
    <meta:document-statistic meta:table-count="0" meta:image-count="0" meta:object-count="0" meta:page-count="1" meta:paragraph-count="11" meta:word-count="113" meta:character-count="733" meta:non-whitespace-character-count="629"/>
  </office:meta>
</office:document-meta>
</file>